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92cb" officeooo:paragraph-rsid="001e92cb"/>
    </style:style>
    <style:style style:name="P2" style:family="paragraph" style:parent-style-name="Standard">
      <style:text-properties officeooo:rsid="0023205c" officeooo:paragraph-rsid="0023205c"/>
    </style:style>
    <style:style style:name="P3" style:family="paragraph" style:parent-style-name="Standard" style:list-style-name="L1">
      <style:text-properties officeooo:rsid="001e92cb" officeooo:paragraph-rsid="001e92cb"/>
    </style:style>
    <style:style style:name="P4" style:family="paragraph" style:parent-style-name="Standard" style:list-style-name="L1">
      <style:text-properties officeooo:rsid="002032fc" officeooo:paragraph-rsid="002032fc"/>
    </style:style>
    <style:style style:name="P5" style:family="paragraph" style:parent-style-name="Standard" style:list-style-name="L2">
      <style:text-properties officeooo:rsid="002032fc" officeooo:paragraph-rsid="002032fc"/>
    </style:style>
    <style:style style:name="P6" style:family="paragraph" style:parent-style-name="Standard" style:list-style-name="L2">
      <style:text-properties officeooo:rsid="0022128e" officeooo:paragraph-rsid="0022128e"/>
    </style:style>
    <style:style style:name="P7" style:family="paragraph" style:parent-style-name="Standard" style:list-style-name="L3">
      <style:text-properties officeooo:rsid="0022128e" officeooo:paragraph-rsid="0022128e"/>
    </style:style>
    <style:style style:name="P8" style:family="paragraph" style:parent-style-name="Standard" style:list-style-name="L3">
      <style:text-properties officeooo:rsid="0022128e" officeooo:paragraph-rsid="0023205c"/>
    </style:style>
    <style:style style:name="P9" style:family="paragraph" style:parent-style-name="Standard" style:list-style-name="L3">
      <style:text-properties officeooo:rsid="0023205c" officeooo:paragraph-rsid="0023205c"/>
    </style:style>
    <style:style style:name="P10" style:family="paragraph" style:parent-style-name="Standard" style:list-style-name="L4">
      <style:text-properties officeooo:rsid="0023205c" officeooo:paragraph-rsid="00232585"/>
    </style:style>
    <style:style style:name="P11" style:family="paragraph" style:parent-style-name="Standard" style:list-style-name="L5">
      <style:text-properties officeooo:rsid="0023205c" officeooo:paragraph-rsid="00232585"/>
    </style:style>
    <style:style style:name="P12" style:family="paragraph" style:parent-style-name="Standard" style:list-style-name="L6">
      <style:text-properties officeooo:rsid="0023205c" officeooo:paragraph-rsid="00232585"/>
    </style:style>
    <style:style style:name="P13" style:family="paragraph" style:parent-style-name="Standard" style:list-style-name="L4">
      <style:text-properties officeooo:paragraph-rsid="00232585"/>
    </style:style>
    <style:style style:name="P14" style:family="paragraph" style:parent-style-name="Standard" style:list-style-name="L4">
      <style:text-properties officeooo:rsid="00232585" officeooo:paragraph-rsid="00232585"/>
    </style:style>
    <style:style style:name="P15" style:family="paragraph" style:parent-style-name="Standard" style:list-style-name="L7">
      <style:text-properties officeooo:rsid="00232585" officeooo:paragraph-rsid="00232585"/>
    </style:style>
    <style:style style:name="P16" style:family="paragraph" style:parent-style-name="Standard" style:list-style-name="L9">
      <style:text-properties officeooo:rsid="00232585" officeooo:paragraph-rsid="00232585"/>
    </style:style>
    <style:style style:name="P17" style:family="paragraph" style:parent-style-name="Standard" style:list-style-name="L11">
      <style:text-properties officeooo:rsid="00232585" officeooo:paragraph-rsid="00232585"/>
    </style:style>
    <style:style style:name="P18" style:family="paragraph" style:parent-style-name="Standard" style:list-style-name="L12">
      <style:text-properties officeooo:rsid="00232585" officeooo:paragraph-rsid="00232585"/>
    </style:style>
    <style:style style:name="P19" style:family="paragraph" style:parent-style-name="Standard" style:list-style-name="L8">
      <style:text-properties officeooo:paragraph-rsid="00232585"/>
    </style:style>
    <style:style style:name="P20" style:family="paragraph" style:parent-style-name="Standard" style:list-style-name="L10">
      <style:text-properties officeooo:paragraph-rsid="00232585"/>
    </style:style>
    <style:style style:name="P21" style:family="paragraph" style:parent-style-name="Standard" style:list-style-name="L3">
      <style:text-properties officeooo:rsid="002687f5" officeooo:paragraph-rsid="002687f5"/>
    </style:style>
    <style:style style:name="T1" style:family="text">
      <style:text-properties officeooo:rsid="002032fc"/>
    </style:style>
    <style:style style:name="T2" style:family="text">
      <style:text-properties officeooo:rsid="0022128e"/>
    </style:style>
    <style:style style:name="T3" style:family="text">
      <style:text-properties officeooo:rsid="0023205c"/>
    </style:style>
    <style:style style:name="T4" style:family="text">
      <style:text-properties officeooo:rsid="00232585"/>
    </style:style>
    <style:style style:name="T5" style:family="text">
      <style:text-properties officeooo:rsid="00239f67"/>
    </style:style>
    <style:style style:name="T6" style:family="text">
      <style:text-properties officeooo:rsid="00266acc"/>
    </style:style>
    <style:style style:name="T7" style:family="text">
      <style:text-properties officeooo:rsid="002687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ASA Mars Rover Movement Program <text:span text:style-name="T6">(</text:span>RoverPath<text:span text:style-name="T6">)</text:span></text:p>
      <text:h text:style-name="Heading_20_1" text:outline-level="1">Overview</text:h>
      <text:p text:style-name="P1">NASA will be sending <text:span text:style-name="T5">two</text:span> rovers to Mars. <text:span text:style-name="T1">A program is needed to test the rover</text:span><text:span text:style-name="T5">s’</text:span><text:span text:style-name="T1"> movements.</text:span></text:p>
      <text:p text:style-name="P1"/>
      <text:h text:style-name="Heading_20_2" text:outline-level="2">Information</text:h>
      <text:list xml:id="list4120068856" text:style-name="L1">
        <text:list-item>
          <text:p text:style-name="P3"><text:span text:style-name="T1">The movement g</text:span>rid is laid out as an (x, y) coordinate system, with the origin (0, 0) representing the southwest corner.</text:p>
        </text:list-item>
        <text:list-item>
          <text:p text:style-name="P3"><text:span text:style-name="T1">The c</text:span>urrent rover position is indicated by an (x, y, z) coordinate system, relative to the grid origin, (0, 0).</text:p>
          <text:list>
            <text:list-item>
              <text:p text:style-name="P3">x = horizontal position</text:p>
            </text:list-item>
            <text:list-item>
              <text:p text:style-name="P3">y = vertical position</text:p>
            </text:list-item>
            <text:list-item>
              <text:p text:style-name="P3">z = <text:span text:style-name="T1">current heading</text:span> (N, S, E, W)</text:p>
            </text:list-item>
          </text:list>
        </text:list-item>
        <text:list-item>
          <text:p text:style-name="P4">Acceptable movement instructions are single characters.</text:p>
          <text:list>
            <text:list-item>
              <text:p text:style-name="P4">L = turn 90 degrees left (counter clockwise)</text:p>
            </text:list-item>
            <text:list-item>
              <text:p text:style-name="P4">R = turn 90 degrees right (clockwise)</text:p>
            </text:list-item>
            <text:list-item>
              <text:p text:style-name="P4">M = move 1 grid space forward in current heading</text:p>
              <text:p text:style-name="P4"/>
            </text:list-item>
          </text:list>
        </text:list-item>
      </text:list>
      <text:h text:style-name="Heading_20_2" text:outline-level="2">Requirements</text:h>
      <text:list xml:id="list2921190397" text:style-name="L2">
        <text:list-item>
          <text:p text:style-name="P5">Accept the grid size and each rover’s current position and movement instructions, <text:span text:style-name="T4">one line per input item</text:span> (<text:span text:style-name="T2">see Inputs section, below</text:span>). </text:p>
        </text:list-item>
        <text:list-item>
          <text:p text:style-name="P6">Output updated rover (x, y, z) position for each rover.</text:p>
        </text:list-item>
        <text:list-item>
          <text:p text:style-name="P6">Rover 2 <text:span text:style-name="T7">may</text:span> not move until rover 1 has <text:span text:style-name="T7">completed its sequence successfully</text:span>.</text:p>
          <text:p text:style-name="P6"/>
        </text:list-item>
      </text:list>
      <text:h text:style-name="Heading_20_2" text:outline-level="2">Assumptions</text:h>
      <text:list xml:id="list997754539" text:style-name="L3">
        <text:list-item>
          <text:p text:style-name="P21">There are only two rovers.</text:p>
        </text:list-item>
        <text:list-item>
          <text:p text:style-name="P21">A movement sequence can be sent for only 1 rover. For example, rover 1 can receive instructions while rover 2 receives none, and vice versa. However, the current position and heading for both rovers are always required.</text:p>
        </text:list-item>
        <text:list-item>
          <text:p text:style-name="P7">The movement sequence through the grid has been verified to be free of known obstacles. For example, the sequence would not intentionally take <text:span text:style-name="T3">a</text:span> rover over a cliff.</text:p>
        </text:list-item>
        <text:list-item>
          <text:p text:style-name="P7">Unknown obstacle detection and avoidance are handled by a different program.</text:p>
        </text:list-item>
        <text:list-item>
          <text:p text:style-name="P7">Movement outside the input grid area is not allowed.</text:p>
        </text:list-item>
        <text:list-item>
          <text:p text:style-name="P8"><text:span text:style-name="T3">E</text:span>ven if its sequence is valid, <text:span text:style-name="T3">r</text:span>over 2 cannot move if rover 1 has an invalid sequence or encounters an error.</text:p>
        </text:list-item>
        <text:list-item>
          <text:p text:style-name="P7">The 2 rovers cannot occupy the same grid space at the same time.</text:p>
        </text:list-item>
        <text:list-item>
          <text:p text:style-name="P9">The grid area can be rectangular or square, as long as it includes the current positions of each rover.</text:p>
        </text:list-item>
      </text:list>
      <text:h text:style-name="Heading_20_2" text:outline-level="2"><text:soft-page-break/>Inputs</text:h>
      <text:list xml:id="list461843878" text:style-name="L4">
        <text:list-item>
          <text:p text:style-name="P10">Grid size as represented by the (x, y) coordinates of the north west corner. <text:span text:style-name="T7">Required,</text:span> <text:span text:style-name="T7">v</text:span>alues only, separated with a space.</text:p>
        </text:list-item>
      </text:list>
      <text:list xml:id="list2731632600" text:style-name="L5">
        <text:list-item>
          <text:p text:style-name="P11">Example: 5 5</text:p>
        </text:list-item>
      </text:list>
      <text:list xml:id="list180903985487933" text:continue-list="list461843878" text:style-name="L4">
        <text:list-item>
          <text:p text:style-name="P10">Current position and heading of rover 1 as represented by the (x, y, z) coordinates. <text:span text:style-name="T7">Required, </text:span><text:s/><text:span text:style-name="T7">v</text:span>alues only, separated with a space.</text:p>
        </text:list-item>
      </text:list>
      <text:list xml:id="list2802394402" text:style-name="L6">
        <text:list-item>
          <text:p text:style-name="P12">Example: 1 2 N</text:p>
        </text:list-item>
      </text:list>
      <text:list xml:id="list180905154893121" text:continue-list="list180903985487933" text:style-name="L4">
        <text:list-item>
          <text:p text:style-name="P14">Movement sequence of rover 1. Values only, no spaces, all caps.</text:p>
        </text:list-item>
      </text:list>
      <text:list xml:id="list1167089507" text:style-name="L7">
        <text:list-item>
          <text:p text:style-name="P15">Example: LMLMLMLMM</text:p>
        </text:list-item>
      </text:list>
      <text:list xml:id="list180904485544624" text:continue-list="list180905154893121" text:style-name="L4">
        <text:list-item>
          <text:p text:style-name="P13"><text:span text:style-name="T3">Current position and heading of rover </text:span><text:span text:style-name="T4">2</text:span><text:span text:style-name="T3"> as represented by the (x, y, z) coordinates. </text:span><text:span text:style-name="T7">Required, </text:span><text:span text:style-name="T3"><text:s/></text:span><text:span text:style-name="T7">v</text:span><text:span text:style-name="T3">alues only, separated with a space.</text:span></text:p>
        </text:list-item>
      </text:list>
      <text:list xml:id="list1312326553" text:style-name="L8">
        <text:list-item>
          <text:p text:style-name="P19"><text:span text:style-name="T3">Example: </text:span><text:span text:style-name="T4">3</text:span><text:span text:style-name="T3"> </text:span><text:span text:style-name="T4">3</text:span><text:span text:style-name="T3"> </text:span><text:span text:style-name="T4">E</text:span></text:p>
        </text:list-item>
      </text:list>
      <text:list xml:id="list180904124140554" text:continue-list="list180904485544624" text:style-name="L4">
        <text:list-item>
          <text:p text:style-name="P14">Movement sequence of rover 2. Values only, no spaces, all caps.</text:p>
        </text:list-item>
      </text:list>
      <text:list xml:id="list4216302555" text:style-name="L9">
        <text:list-item>
          <text:p text:style-name="P16">Example: MMRMMRMRRM</text:p>
        </text:list-item>
      </text:list>
      <text:p text:style-name="P2"/>
      <text:h text:style-name="Heading_20_2" text:outline-level="2">Outputs</text:h>
      <text:list xml:id="list1974688018" text:style-name="L10">
        <text:list-item>
          <text:p text:style-name="P20"><text:span text:style-name="T4">Updated</text:span><text:span text:style-name="T3"> position and heading of rover </text:span><text:span text:style-name="T4">1</text:span><text:span text:style-name="T3"> as represented by the (x, y, z) coordinates. Values only, separated with a space.</text:span></text:p>
        </text:list-item>
      </text:list>
      <text:list xml:id="list2034775982" text:style-name="L11">
        <text:list-item>
          <text:p text:style-name="P17">Example: 1 3 N</text:p>
        </text:list-item>
      </text:list>
      <text:list xml:id="list180904188419923" text:continue-list="list1974688018" text:style-name="L10">
        <text:list-item>
          <text:p text:style-name="P20"><text:span text:style-name="T4">Updated</text:span><text:span text:style-name="T3"> position and heading of rover </text:span><text:span text:style-name="T4">2</text:span><text:span text:style-name="T3"> as represented by the (x, y, z) coordinates. Values only, separated with a space.</text:span></text:p>
        </text:list-item>
      </text:list>
      <text:list xml:id="list211538694" text:style-name="L12">
        <text:list-item>
          <text:p text:style-name="P18">Example: 5 1 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0T16:36:34.460000000</meta:creation-date>
    <dc:date>2021-06-10T18:09:03.088000000</dc:date>
    <meta:editing-duration>PT24M23S</meta:editing-duration>
    <meta:editing-cycles>5</meta:editing-cycles>
    <meta:generator>LibreOffice/7.1.3.2$Windows_X86_64 LibreOffice_project/47f78053abe362b9384784d31a6e56f8511eb1c1</meta:generator>
    <meta:document-statistic meta:table-count="0" meta:image-count="0" meta:object-count="0" meta:page-count="2" meta:paragraph-count="44" meta:word-count="492" meta:character-count="2661" meta:non-whitespace-character-count="2244"/>
  </office:meta>
</office:document-meta>
</file>